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0.136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top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703cm" fo:min-width="2.04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none"/>
      <style:paragraph-properties fo:margin-left="0.305cm" fo:margin-right="0.203cm" fo:text-align="center" fo:text-indent="0.051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667cm" svg:y="7.35cm">
          <text:p text:style-name="P1"><text:span text:style-name="T1">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2.54cm" svg:height="0.953cm" svg:x="11.477cm" svg:y="7.35cm">
          <text:p text:style-name="P2">Klasse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4.175cm">
          <text:p text:style-name="P1"><text:span text:style-name="T1">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525cm" svg:y1="5.445cm" svg:x2="8.302cm" svg:y2="7.35cm">
          <text:p/>
        </draw:line>
        <draw:line draw:style-name="gr4" draw:text-style-name="P5" draw:layer="layout" svg:x1="10.525cm" svg:y1="5.468cm" svg:x2="12.768cm" svg:y2="7.35cm">
          <text:p/>
        </draw:line>
        <draw:custom-shape draw:style-name="gr5" draw:text-style-name="P6" draw:layer="layout" svg:width="2.54cm" svg:height="0.953cm" svg:x="4.81cm" svg:y="10.207cm">
          <text:p text:style-name="P2">Klasse 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0.953cm" svg:x="9.255cm" svg:y="10.207cm">
          <text:p text:style-name="P2">Klasse 2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302cm" svg:y1="8.62cm" svg:x2="6.08cm" svg:y2="10.207cm">
          <text:p/>
        </draw:line>
        <draw:line draw:style-name="gr8" draw:text-style-name="P5" draw:layer="layout" svg:x1="8.302cm" svg:y1="8.62cm" svg:x2="10.525cm" svg:y2="10.207cm">
          <text:p/>
        </draw:line>
        <draw:frame draw:style-name="gr9" draw:text-style-name="P9" draw:layer="layout" svg:width="3.175cm" svg:height="0.806cm" svg:x="6.397cm" svg:y="5.762cm">
          <draw:text-box>
            <text:p text:style-name="P8"><text:span text:style-name="T2">Ergebnis 1</text:span></text:p>
          </draw:text-box>
        </draw:frame>
        <draw:frame draw:style-name="gr9" draw:text-style-name="P9" draw:layer="layout" svg:width="3.175cm" svg:height="0.806cm" svg:x="11.477cm" svg:y="5.762cm">
          <draw:text-box>
            <text:p text:style-name="P8"><text:span text:style-name="T2">Ergebnis 2</text:span></text:p>
          </draw:text-box>
        </draw:frame>
        <draw:frame draw:style-name="gr9" draw:text-style-name="P9" draw:layer="layout" svg:width="3.175cm" svg:height="0.806cm" svg:x="9.255cm" svg:y="8.766cm">
          <draw:text-box>
            <text:p text:style-name="P8"><text:span text:style-name="T2">Ergebnis 2</text:span></text:p>
          </draw:text-box>
        </draw:frame>
        <draw:frame draw:style-name="gr9" draw:text-style-name="P9" draw:layer="layout" svg:width="3.175cm" svg:height="0.806cm" svg:x="4.175cm" svg:y="8.766cm">
          <draw:text-box>
            <text:p text:style-name="P8"><text:span text:style-name="T2">Ergebnis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9T13:48:44.203759689</meta:creation-date>
    <dc:date>2020-12-09T14:03:20.153387824</dc:date>
    <meta:editing-duration>PT4M4S</meta:editing-duration>
    <meta:editing-cycles>2</meta:editing-cycles>
    <meta:generator>LibreOffice/7.0.3.1$Linux_X86_64 LibreOffice_project/00$Build-1</meta:generator>
    <meta:document-statistic meta:object-count="13"/>
  </office:meta>
</office:document-meta>
</file>